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ttributeDecl.getEnclosingC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ItemValu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AttributeDecl.setValues( String name , String targetNamespace , XSSimpleType simpleType , short constraintType , short scope , ValidatedInfo valInfo , XSComplexTypeDecl enclosingCT , XSObjectList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AttributeDecl.getActualVC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Constrain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Decl.getConstrai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Va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Decl.getActualV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AttributeDecl.get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